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2c7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a bhool kar bhi kabhi tum kisi ki baat karo<text:line-break/>Ali ka zikr karo bas Ali ki baat karo</text:p>
      <text:p text:style-name="Text_20_body"/>
      <text:p text:style-name="Text_20_body">Kisi ka nafs kisi ka wasi kisi ka wali<text:line-break/>Ye sab sifaat hon jis mein usi ki baat karo</text:p>
      <text:p text:style-name="Text_20_body"/>
      <text:p text:style-name="Text_20_body">Ali ke na<text:span text:style-name="T1">q</text:span>sh-e-qadam ka main zikr karta hoon<text:line-break/>Tum us ke saath hi dosh-e-Nabi ki baat karo</text:p>
      <text:p text:style-name="Text_20_body"/>
      <text:p text:style-name="Text_20_body">Ye zikr zikr-e-Nabi hai yehi hai zikr-e-Khuda<text:line-break/>Ali ke hotay huay kyun kisi ki baat karo</text:p>
      <text:p text:style-name="Text_20_body"/>
      <text:p text:style-name="Text_20_body">Sar-e-niyaaz jhuka do Ali chaukhat par<text:line-break/>Ghuroor-o-naaz se phir bandagi ki baat karo</text:p>
      <text:p text:style-name="Text_20_body"/>
      <text:p text:style-name="Text_20_body">Samajh mein aa na sakay ga kabhi Ali ka maqaam<text:line-break/>Na is tarha kabhi deewangi ki baat karo</text:p>
      <text:p text:style-name="Text_20_body"/>
      <text:p text:style-name="Text_20_body">Azal se saaqi-e-kausar se hoon main waabasta<text:line-break/>Na meray aagay kisi tishnigi ki baat karo</text:p>
      <text:p text:style-name="Text_20_body"/>
      <text:p text:style-name="Text_20_body">Lehad mein meri andhera ho ghair mumkin hai<text:line-break/>Jahan Ali ho wahan roshni ki baat karo</text:p>
      <text:p text:style-name="Text_20_body"/>
      <text:p text:style-name="Text_20_body">Hai waqt nazaa ka baali pa aayay hain Mola<text:line-break/>Kahan ki maut bas ab zindagi ki baat karo</text:p>
      <text:p text:style-name="Text_20_body"/>
      <text:p text:style-name="Text_20_body">Farishton kaisa sawal-o-jawab turbat mein<text:line-break/>Ab aa gaye ho to betho Ali ki baat karo</text:p>
      <text:p text:style-name="Text_20_body"/>
      <text:p text:style-name="Standard">bawaqt-e-nazaa kahunga mein mominon se saeed</text:p>
      <text:p text:style-name="Standard">nikal raha hai mera dam Ali ki baat kar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9:29:47.021039700</meta:creation-date>
    <dc:date>2026-01-22T19:34:31.853865600</dc:date>
    <meta:editing-duration>PT4M45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12" meta:word-count="181" meta:character-count="923" meta:non-whitespace-character-count="754"/>
  </office:meta>
</office:document-meta>
</file>